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5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Elec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y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y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y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Psyc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Nor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 table:number-rows-repeated="104768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ayes, Luke A. - SDSMT Student</meta:initial-creator>
    <meta:creation-date>2020-03-02T20:37:41</meta:creation-date>
    <dc:date>2020-03-02T15:25:19.019606001</dc:date>
    <meta:generator>LibreOffice/6.3.4.2$Linux_X86_64 LibreOffice_project/30$Build-2</meta:generator>
    <meta:editing-duration>PT1M57S</meta:editing-duration>
    <meta:editing-cycles>1</meta:editing-cycles>
    <meta:document-statistic meta:table-count="1" meta:cell-count="13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